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0.866cm" style:use-optimal-column-width="false"/>
    </style:style>
    <style:style style:name="co2" style:family="table-column">
      <style:table-column-properties style:column-width="1.73cm" style:use-optimal-column-width="false"/>
    </style:style>
    <style:style style:name="co3" style:family="table-column">
      <style:table-column-properties style:column-width="1.77cm" style:use-optimal-column-width="false"/>
    </style:style>
    <style:style style:name="ro1" style:family="table-row">
      <style:table-row-properties style:row-height="1.966cm"/>
    </style:style>
    <style:style style:name="ro2" style:family="table-row">
      <style:table-row-properties style:row-height="3.642cm"/>
    </style:style>
    <style:style style:name="ro3" style:family="table-row">
      <style:table-row-properties style:row-height="2.56cm"/>
    </style:style>
    <style:style style:name="ro4" style:family="table-row">
      <style:table-row-properties style:row-height="1.972cm"/>
    </style:style>
    <style:style style:name="ro5" style:family="table-row">
      <style:table-row-properties style:row-height="1.964cm"/>
    </style:style>
    <style:style style:name="ce1" style:family="table-cell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ce2" style:family="table-cell">
      <loext:graphic-properties draw:fill-color="#ffffff"/>
      <style:paragraph-properties fo:text-align="end"/>
      <style:text-properties fo:font-size="14pt" style:font-size-asian="14pt" style:font-size-complex="14pt"/>
    </style:style>
    <style:style style:name="ce3" style:family="table-cell">
      <loext:graphic-properties draw:fill-color="#66ccff" draw:textarea-vertical-align="middle"/>
      <style:text-properties fo:color="#000000"/>
    </style:style>
    <style:style style:name="ce4" style:family="table-cell">
      <loext:graphic-properties draw:fill-color="#3399ff" draw:textarea-vertical-align="middle"/>
      <style:paragraph-properties fo:text-align="center"/>
      <style:text-properties fo:color="#000000"/>
    </style:style>
    <style:style style:name="ce5" style:family="table-cell">
      <loext:graphic-properties draw:fill-color="#ffff00" draw:textarea-vertical-align="middle"/>
      <style:paragraph-properties fo:text-align="center" fo:border-left="0.03pt solid #ffffff" fo:border-right="0.03pt solid #ffffff" fo:border-top="0.03pt solid #ffffff" fo:border-bottom="none"/>
      <style:text-properties fo:color="#000000"/>
    </style:style>
    <style:style style:name="ce6" style:family="table-cell">
      <loext:graphic-properties draw:fill-color="#cc9900" draw:textarea-vertical-align="middle"/>
      <style:paragraph-properties fo:text-align="center" fo:border-left="0.03pt solid #ffffff" fo:border-right="0.03pt solid #ffffff" fo:border-top="0.03pt solid #ffffff" fo:border-bottom="none"/>
      <style:text-properties fo:color="#ffffff"/>
    </style:style>
    <style:style style:name="ce7" style:family="table-cell">
      <loext:graphic-properties draw:fill-color="#00ccff" draw:textarea-vertical-align="middle"/>
      <style:paragraph-properties fo:text-align="center" fo:border-left="0.03pt solid #ffffff" fo:border-right="0.03pt solid #ffffff" fo:border-top="0.03pt solid #ffffff" fo:border-bottom="none"/>
      <style:text-properties fo:color="#000000"/>
    </style:style>
    <style:style style:name="ce8" style:family="table-cell">
      <loext:graphic-properties draw:fill-color="#ff6600" draw:textarea-vertical-align="middle"/>
      <style:paragraph-properties fo:text-align="center" fo:border="none"/>
      <style:text-properties fo:color="#ffffff"/>
    </style:style>
    <style:style style:name="ce9" style:family="table-cell">
      <loext:graphic-properties draw:fill-color="#ff6600"/>
      <style:paragraph-properties fo:border="none"/>
    </style:style>
    <style:style style:name="ce10" style:family="table-cell">
      <loext:graphic-properties draw:fill-color="#0000ff" draw:textarea-vertical-align="middle"/>
      <style:paragraph-properties fo:text-align="center" fo:border-left="none" fo:border-right="0.03pt solid #ffffff" fo:border-top="none" fo:border-bottom="none"/>
      <style:text-properties fo:color="#ffffff"/>
    </style:style>
    <style:style style:name="ce11" style:family="table-cell">
      <loext:graphic-properties draw:fill-color="#0000ff" draw:textarea-vertical-align="middle"/>
      <style:paragraph-properties fo:text-align="center" fo:border-left="0.03pt solid #ffffff" fo:border-right="0.03pt solid #ffffff" fo:border-top="none" fo:border-bottom="none"/>
      <style:text-properties fo:color="#ffffff"/>
    </style:style>
    <style:style style:name="ce12" style:family="table-cell">
      <loext:graphic-properties draw:fill-color="#0000ff" draw:textarea-vertical-align="middle"/>
      <style:paragraph-properties fo:text-align="center" fo:border-left="0.03pt solid #ffffff" fo:border-right="none" fo:border-top="none" fo:border-bottom="none"/>
      <style:text-properties fo:color="#ffffff"/>
    </style:style>
    <style:style style:name="ce13" style:family="table-cell">
      <loext:graphic-properties draw:fill-color="#ff9900" draw:textarea-vertical-align="middle"/>
      <style:paragraph-properties fo:text-align="center" fo:border="none"/>
    </style:style>
    <style:style style:name="ce14" style:family="table-cell">
      <loext:graphic-properties draw:fill-color="#ff9900"/>
      <style:paragraph-properties fo:border="none"/>
    </style:style>
    <style:style style:name="ce15" style:family="table-cell">
      <loext:graphic-properties draw:fill-color="#6600ff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en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/>
    </style:style>
    <style:style style:name="T3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27.739cm" svg:height="19.189cm" svg:x="0.96cm" svg:y="0.8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"><text:span text:style-name="T1">0</text:span></text:p>
              </table:table-cell>
              <table:table-cell/>
              <table:table-cell/>
              <table:table-cell/>
              <table:table-cell>
                <text:p text:style-name="P2"><text:span text:style-name="T1">4</text:span></text:p>
              </table:table-cell>
              <table:table-cell/>
              <table:table-cell/>
              <table:table-cell/>
              <table:table-cell>
                <text:p text:style-name="P1"><text:span text:style-name="T1">8</text:span></text:p>
              </table:table-cell>
              <table:table-cell/>
              <table:table-cell/>
              <table:table-cell/>
              <table:table-cell>
                <text:p text:style-name="P1"><text:span text:style-name="T1">12</text:span></text:p>
              </table:table-cell>
              <table:table-cell/>
              <table:table-cell/>
              <table:table-cell>
                <text:p text:style-name="P1"><text:span text:style-name="T1">16</text:span></text:p>
              </table:table-cell>
              <table:table-cell/>
              <table:table-cell/>
              <table:table-cell>
                <text:p text:style-name="P1"><text:span text:style-name="T1">20</text:span></text:p>
              </table:table-cell>
              <table:table-cell/>
              <table:table-cell/>
              <table:table-cell>
                <text:p text:style-name="P1"><text:span text:style-name="T1">24</text:span></text:p>
              </table:table-cell>
              <table:table-cell/>
              <table:table-cell/>
              <table:table-cell>
                <text:p text:style-name="P1"><text:span text:style-name="T1">28</text:span></text:p>
              </table:table-cell>
              <table:table-cell table:style-name="ce2">
                <text:p text:style-name="P3"><text:span text:style-name="T1">31</text:span></text:p>
              </table:table-cell>
            </table:table-row>
            <table:table-row table:style-name="ro1" table:default-cell-style-name="ce3">
              <table:table-cell table:number-columns-spanned="15">
                <text:p text:style-name="P2"><text:span text:style-name="T2">Τύπος Υλικού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ce4" table:number-columns-spanned="11">
                <text:p text:style-name="P2"><text:span text:style-name="T2">Τύπος Πρωτοκόλλου</text:span></text:p>
              </table:table-cell>
              <table:covered-table-cell table:style-name="ce4"/>
              <table:covered-table-cell table:style-name="ce4"/>
              <table:covered-table-cell table:style-name="ce4"/>
              <table:covered-table-cell table:style-name="ce4"/>
              <table:covered-table-cell table:style-name="ce4"/>
              <table:covered-table-cell table:style-name="ce4"/>
              <table:covered-table-cell table:style-name="ce4"/>
              <table:covered-table-cell table:style-name="ce4"/>
              <table:covered-table-cell table:style-name="ce4"/>
              <table:covered-table-cell table:style-name="ce4"/>
            </table:table-row>
            <table:table-row table:style-name="ro2" table:default-cell-style-name="ce7">
              <table:table-cell table:style-name="ce5" table:number-columns-spanned="8">
                <text:p text:style-name="P2"><text:span text:style-name="T2">Μήκος</text:span></text:p>
                <text:p text:style-name="P2"><text:span text:style-name="T2">Φυσικής Διεύθυνσης</text:span></text:p>
              </table:table-cell>
              <table:covered-table-cell table:style-name="ce5"/>
              <table:covered-table-cell table:style-name="ce5"/>
              <table:covered-table-cell table:style-name="ce5"/>
              <table:covered-table-cell table:style-name="ce5"/>
              <table:covered-table-cell table:style-name="ce5"/>
              <table:covered-table-cell table:style-name="ce5"/>
              <table:covered-table-cell table:style-name="ce5"/>
              <table:table-cell table:style-name="ce6" table:number-columns-spanned="7">
                <text:p text:style-name="P2"><text:span text:style-name="T3">Μήκος</text:span></text:p>
                <text:p text:style-name="P2"><text:span text:style-name="T3">Διεύθυνσης Πρωτ.</text:span></text:p>
              </table:table-cell>
              <table:covered-table-cell table:style-name="ce6"/>
              <table:covered-table-cell table:style-name="ce6"/>
              <table:covered-table-cell table:style-name="ce6"/>
              <table:covered-table-cell table:style-name="ce6"/>
              <table:covered-table-cell table:style-name="ce6"/>
              <table:covered-table-cell table:style-name="ce6"/>
              <table:table-cell table:number-columns-spanned="11">
                <text:p text:style-name="P2"><text:span text:style-name="T2">Κωδικός</text:span></text:p>
                <text:p text:style-name="P2"><text:span text:style-name="T2">Λειτουργίας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3" table:default-cell-style-name="ce8">
              <table:table-cell table:number-columns-spanned="26">
                <text:p text:style-name="P2"><text:span text:style-name="T3">Φυσική Διεύθυνση</text:span></text:p>
                <text:p text:style-name="P2"><text:span text:style-name="T3">Αποστολέα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3" table:default-cell-style-name="ce9">
              <table:table-cell table:number-columns-spanned="15"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ce10" table:number-columns-spanned="11">
                <text:p text:style-name="P2"><text:span text:style-name="T3">Διεύθυνση IP Αποστολέα</text:span></text:p>
                <text:p text:style-name="P2"><text:span text:style-name="T3">Bytes 1 - 2</text:span></text:p>
              </table:table-cell>
              <table:covered-table-cell table:style-name="ce11"/>
              <table:covered-table-cell table:style-name="ce11"/>
              <table:covered-table-cell table:style-name="ce11"/>
              <table:covered-table-cell table:style-name="ce11"/>
              <table:covered-table-cell table:style-name="ce11"/>
              <table:covered-table-cell table:style-name="ce11"/>
              <table:covered-table-cell table:style-name="ce11"/>
              <table:covered-table-cell table:style-name="ce11"/>
              <table:covered-table-cell table:style-name="ce11"/>
              <table:covered-table-cell table:style-name="ce11"/>
            </table:table-row>
            <table:table-row table:style-name="ro3" table:default-cell-style-name="ce11">
              <table:table-cell table:number-columns-spanned="15">
                <text:p text:style-name="P2"><text:span text:style-name="T3">Διεύθυνση IP Αποστολέα</text:span></text:p>
                <text:p text:style-name="P2"><text:span text:style-name="T3">Bytes 3 – 4 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 table:style-name="ce12"/>
              <table:table-cell table:style-name="ce13" table:number-columns-spanned="11">
                <text:p text:style-name="P2"/>
                <text:p text:style-name="P2"><text:span text:style-name="T3">Φυσική Διεύθυνση Παραλήπτη</text:span></text:p>
              </table:table-cell>
              <table:covered-table-cell table:style-name="ce13"/>
              <table:covered-table-cell table:style-name="ce13"/>
              <table:covered-table-cell table:style-name="ce13"/>
              <table:covered-table-cell table:style-name="ce13"/>
              <table:covered-table-cell table:style-name="ce13"/>
              <table:covered-table-cell table:style-name="ce13"/>
              <table:covered-table-cell table:style-name="ce13"/>
              <table:covered-table-cell table:style-name="ce13"/>
              <table:covered-table-cell table:style-name="ce13"/>
              <table:covered-table-cell table:style-name="ce13"/>
            </table:table-row>
            <table:table-row table:style-name="ro4" table:default-cell-style-name="ce14">
              <table:table-cell table:number-columns-spanned="26"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5" table:default-cell-style-name="ce15">
              <table:table-cell table:number-columns-spanned="26">
                <text:p text:style-name="P2"><text:span text:style-name="T3">Διεύθυνση IP Παραλήπτη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l" fo:country="G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9T16:21:14.086000000</meta:creation-date>
    <dc:date>2017-01-09T18:24:11.851000000</dc:date>
    <meta:editing-duration>PT7M37S</meta:editing-duration>
    <meta:editing-cycles>2</meta:editing-cycles>
    <meta:generator>LibreOffice/5.2.3.3$Windows_x86 LibreOffice_project/d54a8868f08a7b39642414cf2c8ef2f228f780cf</meta:generator>
    <meta:document-statistic meta:object-count="1"/>
  </office:meta>
</office:document-meta>
</file>